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dobe Text Pro1" svg:font-family="'Adobe Text Pr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dobe Text Pro" svg:font-family="'Adobe Text Pro'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Nimbus Roman" svg:font-family="'Nimbus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1" fo:font-size="20pt" fo:font-weight="normal" officeooo:rsid="001713ff" officeooo:paragraph-rsid="00187f6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erif Condensed1" fo:font-size="2pt" fo:font-weight="bold" officeooo:rsid="001713ff" officeooo:paragraph-rsid="00187f6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 Condensed1" fo:font-size="2pt" fo:font-weight="normal" officeooo:rsid="001713ff" officeooo:paragraph-rsid="00187f6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erif Condensed1" fo:font-size="12pt" fo:font-weight="normal" officeooo:rsid="001713ff" officeooo:paragraph-rsid="00187f66" style:font-weight-asian="normal" style:font-weight-complex="normal"/>
    </style:style>
    <style:style style:name="P5" style:family="paragraph" style:parent-style-name="Standard" style:master-page-name="">
      <style:paragraph-properties fo:margin-left="0.0799in" fo:margin-right="0.0799in" fo:line-height="115%" fo:text-align="center" style:justify-single-word="false" fo:text-indent="0.0799in" style:auto-text-indent="false" style:page-number="auto"/>
      <style:text-properties officeooo:paragraph-rsid="00897e3f"/>
    </style:style>
    <style:style style:name="P6" style:family="paragraph" style:parent-style-name="Standard">
      <style:paragraph-properties fo:margin-left="0.0799in" fo:margin-right="0.0799in" fo:line-height="115%" fo:text-align="center" style:justify-single-word="false" fo:text-indent="0.0799in" style:auto-text-indent="false"/>
      <style:text-properties fo:color="#111111" loext:opacity="100%" style:text-position="0% 100%" style:font-name="Adobe Text Pro" fo:font-size="10pt" fo:font-style="italic" style:text-underline-style="none" fo:font-weight="normal" officeooo:rsid="0088c398" officeooo:paragraph-rsid="00187f66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10pt" fo:font-style="normal" fo:font-weight="normal" officeooo:rsid="00187f66" officeooo:paragraph-rsid="00187f66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6pt" fo:font-style="normal" fo:font-weight="normal" officeooo:rsid="00219f7a" officeooo:paragraph-rsid="0030ae3d" style:font-name-asian="Adobe Text Pro1" style:font-style-asian="normal" style:font-weight-asian="normal" style:font-name-complex="Adobe Text Pro1" style:font-style-complex="normal" style:font-weight-complex="normal"/>
    </style:style>
    <style:style style:name="P9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6pt" fo:font-style="italic" fo:font-weight="normal" officeooo:rsid="00187f66" officeooo:paragraph-rsid="00187f66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12pt" fo:font-style="normal" fo:font-weight="normal" officeooo:rsid="00219f7a" officeooo:paragraph-rsid="008caf1a" style:font-name-asian="Adobe Text Pro1" style:font-size-asian="12pt" style:font-style-asian="normal" style:font-weight-asian="normal" style:font-name-complex="Adobe Text Pro1" style:font-size-complex="12pt" style:font-style-complex="normal" style:font-weight-complex="normal"/>
    </style:style>
    <style:style style:name="P11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text-position="0% 100%" style:font-name="DejaVu Serif Condensed1" fo:font-size="12pt" fo:font-style="normal" fo:font-weight="normal" officeooo:rsid="00187f66" officeooo:paragraph-rsid="008caf1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.0799in" fo:margin-right="0.0799in" fo:line-height="115%" fo:text-align="start" style:justify-single-word="false" fo:text-indent="0.0799in" style:auto-text-indent="false"/>
      <style:text-properties style:font-name="DejaVu Serif Condensed1" fo:font-size="12pt" officeooo:paragraph-rsid="008caf1a" style:font-size-asian="12pt" style:font-size-complex="12pt"/>
    </style:style>
    <style:style style:name="P13" style:family="paragraph" style:parent-style-name="Hanging_20_indent">
      <style:text-properties style:font-name="DejaVu Serif Condensed1" fo:font-size="12pt" style:font-size-asian="12pt" style:font-size-complex="12pt"/>
    </style:style>
    <style:style style:name="P14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11pt" fo:font-style="normal" fo:font-weight="bold" officeooo:rsid="00187f66" officeooo:paragraph-rsid="006d7bd8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bold" officeooo:rsid="00187f66" officeooo:paragraph-rsid="008caf1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text-position="0% 100%" style:font-name="DejaVu Serif Condensed1" fo:font-size="6pt" fo:font-style="normal" fo:font-weight="normal" officeooo:rsid="00345138" officeooo:paragraph-rsid="006d7bd8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.0799in" fo:line-height="115%" fo:text-align="start" style:justify-single-word="false" fo:text-indent="0in" style:auto-text-indent="false"/>
      <style:text-properties style:font-name="DejaVu Serif Condensed1" fo:font-size="12pt" officeooo:paragraph-rsid="0090037e" style:font-size-asian="12pt" style:font-size-complex="12pt"/>
    </style:style>
    <style:style style:name="P18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bold" officeooo:rsid="006d7bd8" officeooo:paragraph-rsid="00914bc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2pt" fo:font-style="normal" fo:font-weight="normal" officeooo:rsid="005de052" officeooo:paragraph-rsid="00680f9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9pt" fo:font-style="italic" fo:font-weight="normal" officeooo:rsid="0027ea81" officeooo:paragraph-rsid="008caf1a" style:font-size-asian="9.60000038146973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1pt" fo:font-style="italic" fo:font-weight="normal" officeooo:rsid="0027ea81" officeooo:paragraph-rsid="00914bc2" style:font-size-asian="9.60000038146973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1pt" fo:font-style="normal" fo:font-weight="normal" officeooo:rsid="005f6079" officeooo:paragraph-rsid="0094e41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text-position="0% 100%" style:font-name="DejaVu Serif Condensed1" fo:font-size="11pt" fo:font-style="normal" fo:font-weight="normal" officeooo:rsid="005f6079" officeooo:paragraph-rsid="005de052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officeooo:paragraph-rsid="008212d3"/>
    </style:style>
    <style:style style:name="P25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ize="12pt" officeooo:paragraph-rsid="008caf1a" style:font-size-asian="12pt" style:font-size-complex="12pt"/>
    </style:style>
    <style:style style:name="P26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ize="12pt" officeooo:paragraph-rsid="0094e413" style:font-size-asian="12pt" style:font-size-complex="12pt"/>
    </style:style>
    <style:style style:name="P27" style:family="paragraph" style:parent-style-name="Standard">
      <style:paragraph-properties fo:margin-left="0.0799in" fo:margin-right="0.0799in" fo:line-height="115%" fo:text-align="start" style:justify-single-word="false" fo:text-indent="0in" style:auto-text-indent="false"/>
      <style:text-properties style:font-name="DejaVu Serif Condensed1" fo:font-size="12pt" officeooo:rsid="0094e413" officeooo:paragraph-rsid="0094e413" style:font-size-asian="12pt" style:font-size-complex="12pt"/>
    </style:style>
    <style:style style:name="P28" style:family="paragraph" style:parent-style-name="Standard">
      <style:paragraph-properties fo:margin-left="0.0799in" fo:margin-right="0.0799in" fo:margin-top="0in" fo:margin-bottom="0.1in" style:contextual-spacing="false" fo:line-height="115%" fo:text-align="start" style:justify-single-word="false" fo:text-indent="0in" style:auto-text-indent="false"/>
      <style:text-properties style:font-name="DejaVu Serif Condensed1" fo:font-size="12pt" officeooo:paragraph-rsid="008caf1a" style:font-size-asian="12pt" style:font-size-complex="12pt"/>
    </style:style>
    <style:style style:name="P29" style:family="paragraph" style:parent-style-name="Standard">
      <style:paragraph-properties fo:margin-left="0.0799in" fo:margin-right="0.0799in" fo:margin-top="0in" fo:margin-bottom="0.1in" style:contextual-spacing="false" fo:line-height="115%" fo:text-align="start" style:justify-single-word="false" fo:text-indent="0in" style:auto-text-indent="false"/>
      <style:text-properties style:text-position="0% 100%" style:font-name="DejaVu Serif Condensed1" fo:font-size="12pt" fo:font-style="normal" fo:font-weight="bold" officeooo:rsid="00187f66" officeooo:paragraph-rsid="008caf1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top="0in" fo:margin-bottom="0.1in" style:contextual-spacing="false"/>
      <style:text-properties style:font-name="DejaVu Serif Condensed1" fo:font-size="12pt" style:font-size-asian="12pt" style:font-size-complex="12pt"/>
    </style:style>
    <style:style style:name="P31" style:family="paragraph" style:parent-style-name="Untitled1">
      <style:text-properties style:font-name="DejaVu Serif Condensed1" fo:font-size="12pt" style:font-size-asian="12pt" style:font-size-complex="12pt"/>
    </style:style>
    <style:style style:name="P32" style:family="paragraph" style:parent-style-name="Untitled1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Untitled1">
      <style:text-properties fo:font-size="12pt" fo:font-weight="normal" style:font-weight-asian="normal" style:font-weight-complex="normal"/>
    </style:style>
    <style:style style:name="P34" style:family="paragraph" style:parent-style-name="Untitled1">
      <style:paragraph-properties fo:margin-top="0.0402in" fo:margin-bottom="0.1in" style:contextual-spacing="false"/>
      <style:text-properties style:font-name="DejaVu Serif Condensed1" fo:font-size="12pt" style:font-size-asian="12pt" style:font-size-complex="12pt"/>
    </style:style>
    <style:style style:name="P35" style:family="paragraph" style:parent-style-name="Untitled1">
      <style:text-properties style:font-name="DejaVu Serif Condensed1" fo:font-size="12pt" style:font-size-asian="12pt" style:font-size-complex="12pt"/>
    </style:style>
    <style:style style:name="P36" style:family="paragraph" style:parent-style-name="Heading_20_1">
      <style:text-properties style:font-name="DejaVu Serif Condensed1"/>
    </style:style>
    <style:style style:name="P37" style:family="paragraph" style:parent-style-name="Heading_20_4">
      <style:text-properties style:font-name="DejaVu Serif Condensed1"/>
    </style:style>
    <style:style style:name="P38" style:family="paragraph" style:parent-style-name="Heading_20_4">
      <style:text-properties style:font-name="DejaVu Serif Condensed1" fo:font-size="14pt" style:font-size-asian="14pt" style:font-size-complex="14pt"/>
    </style:style>
    <style:style style:name="P39" style:family="paragraph" style:parent-style-name="Heading_20_4" style:master-page-name="">
      <loext:graphic-properties draw:fill="none"/>
      <style:paragraph-properties fo:margin-left="0in" fo:margin-right="0.0799in" fo:margin-top="0.0835in" fo:margin-bottom="0.0835in" style:contextual-spacing="false" fo:line-height="115%" fo:text-align="start" style:justify-single-word="false" fo:text-indent="0in" style:auto-text-indent="false" style:page-number="auto" fo:background-color="transparent" fo:keep-with-next="always"/>
      <style:text-properties style:font-name="DejaVu Serif Condensed1" fo:font-size="14pt" officeooo:rsid="0094e413" officeooo:paragraph-rsid="009e3930" style:font-size-asian="14pt" style:font-size-complex="14pt"/>
    </style:style>
    <style:style style:name="P40" style:family="paragraph">
      <loext:graphic-properties draw:fill-color="#000000"/>
      <style:paragraph-properties fo:text-align="center"/>
      <style:text-properties fo:font-size="12pt"/>
    </style:style>
    <style:style style:name="P41" style:family="paragraph">
      <loext:graphic-properties draw:fill-color="#000000"/>
      <style:paragraph-properties fo:text-align="center"/>
    </style:style>
    <style:style style:name="T1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bff34" style:font-style-asian="italic" style:font-weight-asian="normal" style:font-style-complex="italic" style:font-weight-complex="normal"/>
    </style:style>
    <style:style style:name="T2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8c398" style:font-style-asian="italic" style:font-weight-asian="normal" style:font-style-complex="italic" style:font-weight-complex="normal"/>
    </style:style>
    <style:style style:name="T3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1713ff" style:font-style-asian="italic" style:font-weight-asian="normal" style:font-style-complex="italic" style:font-weight-complex="normal"/>
    </style:style>
    <style:style style:name="T4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97e3f" style:font-style-asian="italic" style:font-weight-asian="normal" style:font-style-complex="italic" style:font-weight-complex="normal"/>
    </style:style>
    <style:style style:name="T5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a70f04" style:font-style-asian="italic" style:font-weight-asian="normal" style:font-style-complex="italic" style:font-weight-complex="normal"/>
    </style:style>
    <style:style style:name="T6" style:family="text">
      <style:text-properties fo:color="#111111" loext:opacity="100%" style:text-position="0% 100%" fo:font-style="italic" style:text-underline-style="none" fo:font-weight="normal" officeooo:rsid="00219f7a" style:font-style-asian="italic" style:font-weight-asian="normal" style:font-style-complex="italic" style:font-weight-complex="normal"/>
    </style:style>
    <style:style style:name="T7" style:family="text">
      <style:text-properties fo:color="#111111" loext:opacity="100%" style:text-position="0% 100%" fo:font-style="italic" style:text-underline-style="none" fo:font-weight="normal" officeooo:rsid="00219f7a" style:font-name-asian="Adobe Text Pro1" style:font-style-asian="italic" style:font-weight-asian="normal" style:font-name-complex="Adobe Text Pro1" style:font-style-complex="italic" style:font-weight-complex="normal"/>
    </style:style>
    <style:style style:name="T8" style:family="text">
      <style:text-properties fo:color="#111111" loext:opacity="100%" style:text-position="0% 100%" fo:font-style="italic" style:text-underline-style="none" fo:font-weight="bold" officeooo:rsid="0027ea81" style:font-name-asian="Adobe Text Pro1" style:font-style-asian="italic" style:font-weight-asian="bold" style:font-name-complex="Adobe Text Pro1" style:font-style-complex="italic" style:font-weight-complex="bold"/>
    </style:style>
    <style:style style:name="T9" style:family="text">
      <style:text-properties fo:color="#111111" loext:opacity="100%" style:text-position="0% 100%" fo:font-style="italic" style:text-underline-style="none" fo:font-weight="bold" officeooo:rsid="007f9c34" style:font-name-asian="Adobe Text Pro1" style:font-style-asian="italic" style:font-weight-asian="bold" style:font-name-complex="Adobe Text Pro1" style:font-style-complex="italic" style:font-weight-complex="bold"/>
    </style:style>
    <style:style style:name="T10" style:family="text">
      <style:text-properties fo:color="#111111" loext:opacity="100%" style:text-position="0% 100%" fo:font-style="italic" style:text-underline-style="none" fo:font-weight="bold" officeooo:rsid="007f2b96" style:font-name-asian="Adobe Text Pro1" style:font-style-asian="italic" style:font-weight-asian="bold" style:font-name-complex="Adobe Text Pro1" style:font-style-complex="italic" style:font-weight-complex="bold"/>
    </style:style>
    <style:style style:name="T11" style:family="text">
      <style:text-properties fo:color="#111111" loext:opacity="100%" style:text-position="0% 100%" fo:font-style="normal" style:text-underline-style="none" fo:font-weight="normal" officeooo:rsid="00219f7a" style:font-name-asian="Adobe Text Pro1" style:font-style-asian="normal" style:font-weight-asian="normal" style:font-name-complex="Adobe Text Pro1" style:font-style-complex="normal" style:font-weight-complex="normal"/>
    </style:style>
    <style:style style:name="T12" style:family="text">
      <style:text-properties fo:color="#111111" loext:opacity="100%" style:text-position="0% 100%" fo:font-style="normal" style:text-underline-style="none" fo:font-weight="normal" officeooo:rsid="003d8243" style:font-name-asian="Adobe Text Pro1" style:font-style-asian="normal" style:font-weight-asian="normal" style:font-name-complex="Adobe Text Pro1" style:font-style-complex="normal" style:font-weight-complex="normal"/>
    </style:style>
    <style:style style:name="T13" style:family="text">
      <style:text-properties fo:color="#111111" loext:opacity="100%" style:text-position="0% 100%" fo:font-style="normal" style:text-underline-style="none" fo:font-weight="normal" officeooo:rsid="007f9c34" style:font-name-asian="Adobe Text Pro1" style:font-style-asian="normal" style:font-weight-asian="normal" style:font-name-complex="Adobe Text Pro1" style:font-style-complex="normal" style:font-weight-complex="normal"/>
    </style:style>
    <style:style style:name="T14" style:family="text">
      <style:text-properties fo:color="#111111" loext:opacity="100%" style:text-position="0% 100%" fo:font-style="normal" style:text-underline-style="none" fo:font-weight="normal" officeooo:rsid="001fdac5" style:font-name-asian="Adobe Text Pro1" style:font-style-asian="normal" style:font-weight-asian="normal" style:font-name-complex="Adobe Text Pro1" style:font-style-complex="normal" style:font-weight-complex="normal"/>
    </style:style>
    <style:style style:name="T15" style:family="text">
      <style:text-properties fo:color="#111111" loext:opacity="100%" style:text-position="0% 100%" fo:font-style="normal" style:text-underline-style="none" fo:font-weight="bold" officeooo:rsid="007f2b96" style:font-name-asian="Adobe Text Pro1" style:font-style-asian="normal" style:font-weight-asian="bold" style:font-name-complex="Adobe Text Pro1" style:font-style-complex="normal" style:font-weight-complex="bold"/>
    </style:style>
    <style:style style:name="T16" style:family="text">
      <style:text-properties fo:color="#111111" loext:opacity="100%" style:text-position="0% 100%" fo:font-style="normal" style:text-underline-style="none" fo:font-weight="bold" officeooo:rsid="0024e6cf" style:font-name-asian="Adobe Text Pro1" style:font-style-asian="normal" style:font-weight-asian="bold" style:font-name-complex="Adobe Text Pro1" style:font-style-complex="normal" style:font-weight-complex="bold"/>
    </style:style>
    <style:style style:name="T17" style:family="text">
      <style:text-properties fo:color="#000080" loext:opacity="100%" style:text-position="0% 100%" style:font-name="DejaVu Serif Condensed1" fo:font-size="10pt" fo:font-style="italic" style:text-underline-style="solid" style:text-underline-width="auto" style:text-underline-color="font-color" fo:font-weight="normal" officeooo:rsid="00a70f0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caf1a" style:font-name-asian="Adobe Text Pro1" style:font-weight-asian="normal" style:font-name-complex="Adobe Text Pro1" style:font-weight-complex="normal"/>
    </style:style>
    <style:style style:name="T21" style:family="text">
      <style:text-properties style:text-position="0% 100%" fo:font-style="italic" fo:font-weight="normal" officeooo:rsid="00345138" style:font-style-asian="italic" style:font-weight-asian="normal" style:font-style-complex="italic" style:font-weight-complex="normal"/>
    </style:style>
    <style:style style:name="T22" style:family="text">
      <style:text-properties style:text-position="0% 100%" fo:font-style="italic" fo:font-weight="bold" officeooo:rsid="003d8243" style:font-style-asian="italic" style:font-weight-asian="bold" style:font-style-complex="italic" style:font-weight-complex="bold"/>
    </style:style>
    <style:style style:name="T23" style:family="text">
      <style:text-properties style:text-position="0% 100%" fo:font-style="italic" fo:font-weight="bold" officeooo:rsid="002b4592" style:font-name-asian="Adobe Text Pro1" style:font-style-asian="italic" style:font-weight-asian="bold" style:font-name-complex="Adobe Text Pro1" style:font-style-complex="italic" style:font-weight-complex="bold"/>
    </style:style>
    <style:style style:name="T24" style:family="text">
      <style:text-properties style:text-position="0% 100%" fo:font-style="normal" fo:font-weight="normal" officeooo:rsid="00187f66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345138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219f7a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2d062f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2e0d61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30ae3d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2e2355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9b6c98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7d3772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5de052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5f6079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a84562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1fdac5" style:font-name-asian="Adobe Text Pro1" style:font-style-asian="normal" style:font-weight-asian="normal" style:font-name-complex="Adobe Text Pro1" style:font-style-complex="normal" style:font-weight-complex="normal"/>
    </style:style>
    <style:style style:name="T37" style:family="text">
      <style:text-properties style:text-position="0% 100%" fo:font-style="normal" fo:font-weight="normal" officeooo:rsid="00187f66" style:font-name-asian="Adobe Text Pro1" style:font-style-asian="normal" style:font-weight-asian="normal" style:font-name-complex="Adobe Text Pro1" style:font-style-complex="normal" style:font-weight-complex="normal"/>
    </style:style>
    <style:style style:name="T38" style:family="text">
      <style:text-properties style:text-position="0% 100%" fo:font-style="normal" fo:font-weight="bold" officeooo:rsid="001fdac5" style:font-name-asian="Adobe Text Pro1" style:font-style-asian="normal" style:font-weight-asian="bold" style:font-name-complex="Adobe Text Pro1" style:font-style-complex="normal" style:font-weight-complex="bold"/>
    </style:style>
    <style:style style:name="T39" style:family="text">
      <style:text-properties style:text-position="0% 100%" fo:font-style="normal" fo:font-weight="bold" officeooo:rsid="006d7bd8" style:font-style-asian="normal" style:font-weight-asian="bold" style:font-style-complex="normal" style:font-weight-complex="bold"/>
    </style:style>
    <style:style style:name="T40" style:family="text">
      <style:text-properties style:text-position="super 58%"/>
    </style:style>
    <style:style style:name="T41" style:family="text">
      <style:text-properties officeooo:rsid="006e9f9a"/>
    </style:style>
    <style:style style:name="T42" style:family="text">
      <style:text-properties style:font-size-asian="11pt" style:font-size-complex="11pt"/>
    </style:style>
    <style:style style:name="T43" style:family="text">
      <style:text-properties officeooo:rsid="0091caf3" style:font-size-asian="11pt" style:font-size-complex="11pt"/>
    </style:style>
    <style:style style:name="T44" style:family="text">
      <style:text-properties style:font-name-asian="Adobe Text Pro1" style:font-name-complex="Adobe Text Pro1"/>
    </style:style>
    <style:style style:name="T45" style:family="text">
      <style:text-properties officeooo:rsid="008caf1a" style:font-name-asian="Adobe Text Pro1" style:font-name-complex="Adobe Text Pro1"/>
    </style:style>
    <style:style style:name="T46" style:family="text">
      <style:text-properties officeooo:rsid="009e3930" style:font-name-asian="Adobe Text Pro1" style:font-name-complex="Adobe Text Pro1"/>
    </style:style>
    <style:style style:name="T47" style:family="text">
      <style:text-properties officeooo:rsid="00a071c2" style:font-name-asian="Adobe Text Pro1" style:font-name-complex="Adobe Text Pro1"/>
    </style:style>
    <style:style style:name="T48" style:family="text">
      <style:text-properties officeooo:rsid="00a071c2" style:font-name-asian="Adobe Text Pro1" style:font-size-asian="12pt" style:font-name-complex="Adobe Text Pro1" style:font-size-complex="12pt"/>
    </style:style>
    <style:style style:name="T49" style:family="text">
      <style:text-properties officeooo:rsid="00a2650f" style:font-name-asian="Adobe Text Pro1" style:font-size-asian="12pt" style:font-name-complex="Adobe Text Pro1" style:font-size-complex="12pt"/>
    </style:style>
    <style:style style:name="T50" style:family="text">
      <style:text-properties officeooo:rsid="00345138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9e3930" style:font-name-asian="Adobe Text Pro1" style:font-weight-asian="bold" style:font-name-complex="Adobe Text Pro1" style:font-weight-complex="bold"/>
    </style:style>
    <style:style style:name="T53" style:family="text">
      <style:text-properties fo:font-weight="bold" officeooo:rsid="00a30854" style:font-name-asian="Adobe Text Pro1" style:font-weight-asian="bold" style:font-name-complex="Adobe Text Pro1" style:font-weight-complex="bold"/>
    </style:style>
    <style:style style:name="T54" style:family="text">
      <style:text-properties officeooo:rsid="0094e413"/>
    </style:style>
    <style:style style:name="T55" style:family="text">
      <style:text-properties officeooo:rsid="00a52644"/>
    </style:style>
    <style:style style:name="T56" style:family="text">
      <style:text-properties officeooo:rsid="00b4df43"/>
    </style:style>
    <style:style style:name="T57" style:family="text">
      <style:text-properties officeooo:rsid="00b51b35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50">E</text:span>ducation</text:h>
      <text:p text:style-name="P15"><text:span text:style-name="T20">∙</text:span><text:span text:style-name="T45"> </text:span><text:span text:style-name="T50">The American University in Cairo, </text:span><text:span text:style-name="T55">SSE.<text:tab/><text:tab/><text:tab/><text:tab/><text:tab/></text:span>20<text:span text:style-name="T50">20-</text:span></text:p>
      <text:p text:style-name="P28"><text:span text:style-name="T21">Bachelor of Science</text:span><text:span text:style-name="T24">, </text:span><text:span text:style-name="T25">Computer Science, </text:span><text:span text:style-name="T31">C</text:span><text:span text:style-name="T25">umulative </text:span><text:span text:style-name="T31">GPA: 4.0.</text:span></text:p>
      <text:p text:style-name="P25"><text:span text:style-name="T24"><text:s text:c="4"/></text:span><text:span text:style-name="T36">∙</text:span><text:span text:style-name="T38"> </text:span><text:span text:style-name="T22">PSSF Scholar</text:span><text:span text:style-name="T6"><text:tab/><text:tab/><text:tab/> <text:s text:c="7"/></text:span></text:p>
      <text:p text:style-name="P13"><text:span text:style-name="T11">- </text:span><text:span text:style-name="T12">Awarded a full scholarship to attain a bachelor of science from the American University in Cairo. The scholarship aims to expand opportunities to academically outstanding students. The selection of finalists is based on high academic and non-academic achievements.</text:span></text:p>
      <text:p text:style-name="P10"/>
      <text:p text:style-name="P15"><text:span text:style-name="T20">∙</text:span><text:span text:style-name="T45"> </text:span>STEM High School for Boys - 6th of October<text:tab/><text:tab/><text:tab/><text:tab/>2017-2020</text:p>
      <text:p text:style-name="P29"><text:span text:style-name="T18">High School Diploma</text:span><text:span text:style-name="T19">, Studied Science, Technology, Engineering, and Mathematics.</text:span></text:p>
      <text:p text:style-name="P11"><text:s text:c="3"/><text:span text:style-name="T51">Activities:</text:span></text:p>
      <text:p text:style-name="P12"><text:span text:style-name="T37"><text:tab/></text:span><text:span text:style-name="T36">∙ </text:span><text:span text:style-name="T23">IT Member <text:s/>|</text:span><text:span text:style-name="T8"> <text:s/></text:span><text:span text:style-name="T16">2017-2018</text:span><text:span text:style-name="T7"><text:tab/><text:tab/><text:tab/><text:tab/> <text:s text:c="7"/></text:span></text:p>
      <text:p text:style-name="P31"><text:span text:style-name="T26">- </text:span><text:span text:style-name="T27">Managed low-key network operations </text:span><text:span text:style-name="T28">as configuring access points.</text:span></text:p>
      <text:p text:style-name="P31"><text:span text:style-name="T28">- </text:span><text:span text:style-name="T29">Assisted</text:span><text:span text:style-name="T30"> the faculty and students regarding their personal computers’ issues. </text:span></text:p>
      <text:p text:style-name="P31">- Setting up and configuring laptops for faculty and first-year students.</text:p>
      <text:p text:style-name="P17"><text:span text:style-name="T13"><text:tab/></text:span><text:span text:style-name="T14">∙ </text:span><text:span text:style-name="T9">Hack Club Egypt member </text:span><text:span text:style-name="T10">| </text:span><text:span text:style-name="T15">2017</text:span></text:p>
      <text:h text:style-name="P36" text:outline-level="1"><text:span text:style-name="T42">Experienc</text:span><text:span text:style-name="T43">e</text:span></text:h>
      <text:p text:style-name="P18"><text:span text:style-name="T20">∙</text:span><text:span text:style-name="T45"> <text:s/></text:span>IT Coordinator, STEM High School - 6<text:span text:style-name="T40">th</text:span> of October<text:tab/><text:tab/><text:tab/><text:span text:style-name="T41">2018-2019</text:span></text:p>
      <text:p text:style-name="P31"><text:span text:style-name="T39">- </text:span><text:span text:style-name="T32">Managed network basis: MikroTik setup, Fortinet firewall configuration.</text:span></text:p>
      <text:p text:style-name="P31">- Configured the mail server.</text:p>
      <text:p text:style-name="P34">- Mentored migration process to Sophos Central Server Protection.</text:p>
      <text:p text:style-name="P21"/>
      <text:h text:style-name="P38" text:outline-level="4">Research Interests</text:h>
      <text:p text:style-name="P26"><text:span text:style-name="T33">Cybersecurity, cryptography, network architecture, </text:span><text:span text:style-name="T34">automation, </text:span><text:span text:style-name="T35">CI/CD</text:span><text:span text:style-name="T34">. </text:span></text:p>
      <text:p text:style-name="P22"/>
      <text:h text:style-name="P38" text:outline-level="4">Skills</text:h>
      <text:p text:style-name="P26">Shell <text:span text:style-name="T54">Scripting</text:span>, C<text:span text:style-name="T54">++</text:span>, Git, <text:span text:style-name="T54">Linux Systems </text:span><text:span text:style-name="T57">Administration</text:span>.</text:p>
      <text:p text:style-name="P27">HTML, CSS, <text:span text:style-name="T56">JavaScript.</text:span></text:p>
      <text:p text:style-name="P27"/>
      <text:h text:style-name="P39" text:outline-level="4"><text:soft-page-break/>Personal Projects</text:h>
      <text:p text:style-name="P30"><text:span text:style-name="T20"><text:s text:c="2"/>∙</text:span><text:span text:style-name="T45"> <text:s/></text:span><text:span text:style-name="T52">Tokhy’s Hub </text:span><text:span text:style-name="T53">| </text:span><text:a xlink:type="simple" xlink:href="http://bit.ly/TokhysHub" text:style-name="Internet_20_link" text:visited-style-name="Visited_20_Internet_20_Link"><text:span text:style-name="T53">bit.ly/TokhysHub</text:span></text:a></text:p>
      <text:p text:style-name="P32"><text:span text:style-name="T46">- P</text:span><text:span text:style-name="T44">ersonal Blog</text:span><text:span text:style-name="T47">, fully managed through manipulating HTML&amp;CSS by shell scripts.</text:span></text:p>
      <text:p text:style-name="P33"><draw:line text:anchor-type="paragraph" draw:z-index="4" draw:name="Shape1_1" draw:style-name="gr1" draw:text-style-name="P40" svg:x1="-0.1661in" svg:y1="0.4492in" svg:x2="7.0827in" svg:y2="0.4492in"><text:p/></draw:line><text:span text:style-name="T48">- Base web pages </text:span><text:span text:style-name="T49">developed minimally to be </text:span><text:span text:style-name="T48">sized 1.19KB.</text:span></text:p>
      <text:h text:style-name="P37" text:outline-level="4"/>
      <text:p text:style-name="P14"/>
      <text:p text:style-name="P16"/>
      <text:p text:style-name="P8"><text:tab/></text:p>
      <text:p text:style-name="P9"/>
      <text:p text:style-name="P23"/>
      <text:p text:style-name="P7"/>
      <text:p text:style-name="P7"/>
      <text:p text:style-name="P19"/>
      <text:p text:style-name="P20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dobe Text Pro1" svg:font-family="'Adobe Text Pr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dobe Text Pro" svg:font-family="'Adobe Text Pro'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Nimbus Roman" svg:font-family="'Nimbus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 fo:font-family="'DejaVu Serif Condensed'" style:font-style-name="Condense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erif Condensed" fo:font-family="'DejaVu Serif Condensed'" style:font-style-name="Condensed" style:font-family-generic="roman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imbus Roman" fo:font-family="'Nimbus Roman'" style:font-family-generic="roman" style:font-pitch="variable" fo:font-size="18pt" fo:font-weight="bold" style:font-name-asian="Arial" style:font-family-asian="Arial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Standard" style:class="text">
      <style:paragraph-properties fo:margin-left="0.5299in" fo:margin-right="0in" fo:text-indent="-0.1in" style:auto-text-indent="false">
        <style:tab-stops/>
      </style:paragraph-properties>
    </style:style>
    <style:style style:name="Untitled1" style:family="paragraph" style:parent-style-name="Hanging_20_indent" style:master-page-name="">
      <style:paragraph-properties fo:margin-left="0.75in" fo:margin-right="0in" fo:margin-top="0.0402in" fo:margin-bottom="0.0402in" style:contextual-spacing="false" fo:text-indent="-0.1in" style:auto-text-indent="false" style:page-number="auto">
        <style:tab-stops/>
      </style:paragraph-properties>
      <style:text-properties style:font-name="DejaVu Serif Condensed" fo:font-family="'DejaVu Serif Condensed'" style:font-style-name="Condensed" style:font-family-generic="roman" style:font-pitch="variable" fo:font-size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1799in" style:contextual-spacing="false" style:page-number="auto"/>
      <style:text-properties fo:font-size="105%" fo:font-style="italic" fo:font-weight="bold" style:font-size-asian="130%" style:font-weight-asian="bold" style:font-size-complex="130%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erif Condensed1" fo:font-size="20pt" fo:font-weight="normal" officeooo:rsid="001713ff" officeooo:paragraph-rsid="00187f66" style:font-weight-asian="normal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DejaVu Serif Condensed1" fo:font-size="2pt" fo:font-weight="bold" officeooo:rsid="001713ff" officeooo:paragraph-rsid="00187f66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DejaVu Serif Condensed1" fo:font-size="12pt" fo:font-weight="normal" officeooo:rsid="001713ff" officeooo:paragraph-rsid="00187f66" style:font-weight-asian="normal" style:font-weight-complex="normal"/>
    </style:style>
    <style:style style:name="MP4" style:family="paragraph" style:parent-style-name="Standard">
      <style:paragraph-properties fo:text-align="center" style:justify-single-word="false"/>
      <style:text-properties style:font-name="DejaVu Serif Condensed1" fo:font-size="2pt" fo:font-weight="normal" officeooo:rsid="001713ff" officeooo:paragraph-rsid="00187f66" style:font-weight-asian="normal" style:font-weight-complex="normal"/>
    </style:style>
    <style:style style:name="MP5" style:family="paragraph" style:parent-style-name="Standard" style:master-page-name="">
      <style:paragraph-properties fo:margin-left="0.0799in" fo:margin-right="0.0799in" fo:line-height="115%" fo:text-align="center" style:justify-single-word="false" fo:text-indent="0.0799in" style:auto-text-indent="false" style:page-number="auto"/>
      <style:text-properties officeooo:paragraph-rsid="00897e3f"/>
    </style:style>
    <style:style style:name="MP6" style:family="paragraph" style:parent-style-name="Standard">
      <style:paragraph-properties fo:margin-left="0.0799in" fo:margin-right="0.0799in" fo:line-height="115%" fo:text-align="center" style:justify-single-word="false" fo:text-indent="0.0799in" style:auto-text-indent="false"/>
      <style:text-properties fo:color="#111111" loext:opacity="100%" style:text-position="0% 100%" style:font-name="Adobe Text Pro" fo:font-size="10pt" fo:font-style="italic" style:text-underline-style="none" fo:font-weight="normal" officeooo:rsid="0088c398" officeooo:paragraph-rsid="00187f66" style:font-style-asian="italic" style:font-weight-asian="normal" style:font-style-complex="italic" style:font-weight-complex="normal"/>
    </style:style>
    <style:style style:name="MP7" style:family="paragraph">
      <loext:graphic-properties draw:fill-color="#000000"/>
      <style:paragraph-properties fo:text-align="center"/>
    </style:style>
    <style:style style:name="MT1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bff34" style:font-style-asian="italic" style:font-weight-asian="normal" style:font-style-complex="italic" style:font-weight-complex="normal"/>
    </style:style>
    <style:style style:name="MT2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8c398" style:font-style-asian="italic" style:font-weight-asian="normal" style:font-style-complex="italic" style:font-weight-complex="normal"/>
    </style:style>
    <style:style style:name="MT3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1713ff" style:font-style-asian="italic" style:font-weight-asian="normal" style:font-style-complex="italic" style:font-weight-complex="normal"/>
    </style:style>
    <style:style style:name="MT4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897e3f" style:font-style-asian="italic" style:font-weight-asian="normal" style:font-style-complex="italic" style:font-weight-complex="normal"/>
    </style:style>
    <style:style style:name="MT5" style:family="text">
      <style:text-properties fo:color="#111111" loext:opacity="100%" style:text-position="0% 100%" style:font-name="DejaVu Serif Condensed1" fo:font-size="10pt" fo:font-style="italic" style:text-underline-style="none" fo:font-weight="normal" officeooo:rsid="00a70f04" style:font-style-asian="italic" style:font-weight-asian="normal" style:font-style-complex="italic" style:font-weight-complex="normal"/>
    </style:style>
    <style:style style:name="MT6" style:family="text">
      <style:text-properties fo:color="#000080" loext:opacity="100%" style:text-position="0% 100%" style:font-name="DejaVu Serif Condensed1" fo:font-size="10pt" fo:font-style="italic" style:text-underline-style="solid" style:text-underline-width="auto" style:text-underline-color="font-color" fo:font-weight="normal" officeooo:rsid="00a70f04" style:font-style-asian="italic" style:font-weight-asian="normal" style:font-style-complex="italic" style:font-weight-complex="normal"/>
    </style:style>
    <style:style style:name="M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hmed Gamal Eltokhy</text:p>
        <text:p text:style-name="MP2"/>
        <text:p text:style-name="MP3">53 Sakr Koreish, Cairo, Egypt</text:p>
        <text:p text:style-name="MP4"/>
        <text:p text:style-name="MP5"><text:span text:style-name="MT1">Email: </text:span><text:a xlink:type="simple" xlink:href="mailto:eltokhy@aucegypt.edu" text:style-name="Internet_20_link" text:visited-style-name="Visited_20_Internet_20_Link"><text:span text:style-name="MT2">eltokhy@aucegypt.edu</text:span></text:a><text:span text:style-name="MT3"> </text:span><text:span text:style-name="MT1">|</text:span><text:span text:style-name="MT4"> <text:s/></text:span><text:span text:style-name="MT1">Phone: +2</text:span><text:span text:style-name="MT2">01552659678 </text:span><text:span text:style-name="MT5">| </text:span><text:a xlink:type="simple" xlink:href="http://bit.ly/contactTokhy" text:style-name="Internet_20_link" text:visited-style-name="Visited_20_Internet_20_Link"><text:span text:style-name="MT6">bit.ly/contactTokhy</text:span></text:a></text:p>
        <text:p text:style-name="MP6"><draw:line text:anchor-type="paragraph" draw:z-index="1" draw:name="Shape1_0" draw:style-name="Mgr1" draw:text-style-name="MP7" svg:x1="-0.1346in" svg:y1="0.1346in" svg:x2="7.1051in" svg:y2="0.1346in"><text:p/></draw:line><draw:line text:anchor-type="paragraph" draw:z-index="3" draw:name="Shape1_3" draw:style-name="Mgr1" draw:text-style-name="MP7" svg:x1="-0.1346in" svg:y1="0.1346in" svg:x2="7.1051in" svg:y2="0.1346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0:45:33.186779357</meta:creation-date>
    <dc:date>2021-04-08T16:25:31.011003623</dc:date>
    <meta:editing-duration>PT4H28M3S</meta:editing-duration>
    <meta:editing-cycles>86</meta:editing-cycles>
    <meta:generator>LibreOffice/7.1.2.2$Linux_X86_64 LibreOffice_project/10$Build-2</meta:generator>
    <meta:document-statistic meta:table-count="0" meta:image-count="0" meta:object-count="0" meta:page-count="2" meta:paragraph-count="31" meta:word-count="220" meta:character-count="1573" meta:non-whitespace-character-count="1332"/>
  </office:meta>
</office:document-meta>
</file>